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236cm" fo:margin-left="-0.191cm" table:align="left" style:writing-mode="lr-tb"/>
    </style:style>
    <style:style style:name="Tabla1.A" style:family="table-column">
      <style:table-column-properties style:column-width="1.441cm"/>
    </style:style>
    <style:style style:name="Tabla1.B" style:family="table-column">
      <style:table-column-properties style:column-width="2cm"/>
    </style:style>
    <style:style style:name="Tabla1.C" style:family="table-column">
      <style:table-column-properties style:column-width="0.501cm"/>
    </style:style>
    <style:style style:name="Tabla1.D" style:family="table-column">
      <style:table-column-properties style:column-width="8.696cm"/>
    </style:style>
    <style:style style:name="Tabla1.E" style:family="table-column">
      <style:table-column-properties style:column-width="1.554cm"/>
    </style:style>
    <style:style style:name="Tabla1.F" style:family="table-column">
      <style:table-column-properties style:column-width="1.04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E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10" style:family="table-row">
      <style:table-row-properties style:min-row-height="0.743cm" style:keep-together="true" fo:keep-together="auto"/>
    </style:style>
    <style:style style:name="Tabla1.11" style:family="table-row">
      <style:table-row-properties style:min-row-height="0.586cm" style:keep-together="true" fo:keep-together="auto"/>
    </style:style>
    <style:style style:name="Tabla1.A12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1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7" style:family="table-row">
      <style:table-row-properties style:min-row-height="0.536cm" style:keep-together="true" fo:keep-together="auto"/>
    </style:style>
    <style:style style:name="Tabla1.18" style:family="table-row">
      <style:table-row-properties style:min-row-height="0.72cm" style:keep-together="true" fo:keep-together="auto"/>
    </style:style>
    <style:style style:name="Tabla1.19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Bottom_20_of_20_Form">
      <style:paragraph-properties style:writing-mode="lr-tb"/>
      <style:text-properties style:font-name-complex="Times New Roman" text:display="true"/>
    </style:style>
    <style:style style:name="P3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5" style:family="paragraph" style:parent-style-name="Standard">
      <style:paragraph-properties fo:margin-top="0cm" fo:margin-bottom="0cm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6" style:family="paragraph" style:parent-style-name="Standard">
      <style:paragraph-properties fo:margin-top="0cm" fo:margin-bottom="0cm" style:writing-mode="lr-tb"/>
      <style:text-properties style:font-name="Spranq eco sans" fo:font-size="10pt" officeooo:paragraph-rsid="0016958a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style:writing-mode="lr-tb"/>
      <style:text-properties style:font-name="Spranq eco sans" fo:font-size="10pt" officeooo:paragraph-rsid="001c7dd3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style:writing-mode="lr-tb"/>
      <style:text-properties style:font-name="Spranq eco sans" fo:font-size="10pt" officeooo:paragraph-rsid="001d3e1c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11" style:family="paragraph" style:parent-style-name="Standard">
      <style:paragraph-properties fo:break-before="page" style:writing-mode="lr-tb"/>
      <style:text-properties style:font-name-complex="Times New Roman"/>
    </style:style>
    <style:style style:name="P12" style:family="paragraph" style:parent-style-name="Standard">
      <style:paragraph-properties fo:margin-top="0cm" fo:margin-bottom="0cm" style:writing-mode="lr-tb"/>
      <style:text-properties style:font-name="Spranq eco sans" fo:font-size="10pt" officeooo:rsid="00127ffd" officeooo:paragraph-rsid="00127ffd" style:font-name-asian="Spranq eco sans" style:font-size-asian="10pt" style:font-name-complex="Spranq eco sans" style:font-size-complex="10pt"/>
    </style:style>
    <style:style style:name="P13" style:family="paragraph" style:parent-style-name="Standard">
      <style:paragraph-properties fo:margin-top="0cm" fo:margin-bottom="0cm" style:writing-mode="lr-tb"/>
      <style:text-properties style:font-name="Spranq eco sans" fo:font-size="10pt" officeooo:rsid="0016958a" officeooo:paragraph-rsid="0016958a" style:font-name-asian="Spranq eco sans" style:font-size-asian="10pt" style:font-name-complex="Spranq eco sans" style:font-size-complex="10pt"/>
    </style:style>
    <style:style style:name="P1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6958a" officeooo:paragraph-rsid="0016958a" style:font-name-asian="Spranq eco sans" style:font-size-asian="10pt" style:font-name-complex="Spranq eco sans" style:font-size-complex="10pt"/>
    </style:style>
    <style:style style:name="P1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c7dd3" officeooo:paragraph-rsid="001c7dd3" style:font-name-asian="Spranq eco sans" style:font-size-asian="10pt" style:font-name-complex="Spranq eco sans" style:font-size-complex="10pt"/>
    </style:style>
    <style:style style:name="P16" style:family="paragraph" style:parent-style-name="Standard">
      <style:paragraph-properties fo:margin-top="0cm" fo:margin-bottom="0cm" style:writing-mode="lr-tb"/>
      <style:text-properties style:font-name="Spranq eco sans" fo:font-size="10pt" officeooo:rsid="001c7dd3" officeooo:paragraph-rsid="001c7dd3" style:font-name-asian="Spranq eco sans" style:font-size-asian="10pt" style:font-name-complex="Spranq eco sans" style:font-size-complex="10pt"/>
    </style:style>
    <style:style style:name="P1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d3e1c" officeooo:paragraph-rsid="001d3e1c" style:font-name-asian="Spranq eco sans" style:font-size-asian="10pt" style:font-name-complex="Spranq eco sans" style:font-size-complex="10pt"/>
    </style:style>
    <style:style style:name="P18" style:family="paragraph" style:parent-style-name="Standard">
      <style:paragraph-properties fo:margin-top="0cm" fo:margin-bottom="0cm" style:writing-mode="lr-tb"/>
      <style:text-properties style:font-name="Spranq eco sans" fo:font-size="10pt" officeooo:rsid="001d3e1c" officeooo:paragraph-rsid="001d3e1c" style:font-name-asian="Spranq eco sans" style:font-size-asian="10pt" style:font-name-complex="Spranq eco sans" style:font-size-complex="10pt"/>
    </style:style>
    <style:style style:name="P1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d42d4" officeooo:paragraph-rsid="001d42d4" style:font-name-asian="Spranq eco sans" style:font-size-asian="10pt" style:font-name-complex="Spranq eco sans" style:font-size-complex="10pt"/>
    </style:style>
    <style:style style:name="P20" style:family="paragraph" style:parent-style-name="Standard">
      <style:paragraph-properties fo:margin-top="0cm" fo:margin-bottom="0cm" style:writing-mode="lr-tb"/>
      <style:text-properties style:font-name="Spranq eco sans" fo:font-size="10pt" officeooo:rsid="001d42d4" officeooo:paragraph-rsid="001d42d4" style:font-name-asian="Spranq eco sans" style:font-size-asian="10pt" style:font-name-complex="Spranq eco sans" style:font-size-complex="10pt"/>
    </style:style>
    <style:style style:name="P21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22" style:family="paragraph" style:parent-style-name="Standard">
      <style:paragraph-properties fo:margin-top="0cm" fo:margin-bottom="0cm" style:writing-mode="lr-tb"/>
      <style:text-properties style:font-name="Spranq eco sans" fo:font-size="10pt" officeooo:rsid="0015d6c9" officeooo:paragraph-rsid="002045cf" style:font-name-asian="Spranq eco sans" style:font-size-asian="10pt" style:font-name-complex="Times New Roman" style:font-size-complex="10pt"/>
    </style:style>
    <style:style style:name="P23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24" style:family="paragraph" style:parent-style-name="Standard">
      <style:paragraph-properties style:writing-mode="lr-tb"/>
      <style:text-properties officeooo:rsid="001c7dd3" officeooo:paragraph-rsid="001c7dd3" style:font-name-complex="Times New Roman"/>
    </style:style>
    <style:style style:name="P25" style:family="paragraph" style:parent-style-name="Standard">
      <style:paragraph-properties style:writing-mode="lr-tb"/>
      <style:text-properties officeooo:rsid="001d3e1c" officeooo:paragraph-rsid="001d3e1c" style:font-name-complex="Times New Roman"/>
    </style:style>
    <style:style style:name="P26" style:family="paragraph" style:parent-style-name="Standard">
      <style:paragraph-properties style:writing-mode="lr-tb"/>
      <style:text-properties officeooo:rsid="001d42d4" officeooo:paragraph-rsid="001d42d4" style:font-name-complex="Times New Roman"/>
    </style:style>
    <style:style style:name="P27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a072c" style:font-name-complex="Times New Roman"/>
    </style:style>
    <style:style style:name="T2" style:family="text">
      <style:text-properties officeooo:rsid="0016958a"/>
    </style:style>
    <style:style style:name="T3" style:family="text">
      <style:text-properties officeooo:rsid="001a5c9a"/>
    </style:style>
    <style:style style:name="T4" style:family="text">
      <style:text-properties officeooo:rsid="001b11f7"/>
    </style:style>
    <style:style style:name="T5" style:family="text">
      <style:text-properties officeooo:rsid="001c7dd3"/>
    </style:style>
    <style:style style:name="T6" style:family="text">
      <style:text-properties fo:color="#000000" style:font-name="Monospace" officeooo:rsid="0016958a" style:font-name-asian="Monospace" style:font-name-complex="Monospace"/>
    </style:style>
    <style:style style:name="T7" style:family="text">
      <style:text-properties fo:color="#000000" style:font-name="Monospace" officeooo:rsid="001c7dd3" style:font-name-asian="Monospace" style:font-name-complex="Monospace"/>
    </style:style>
    <style:style style:name="T8" style:family="text">
      <style:text-properties officeooo:rsid="001d3e1c"/>
    </style:style>
    <style:style style:name="T9" style:family="text">
      <style:text-properties officeooo:rsid="001d42d4"/>
    </style:style>
    <style:style style:name="T10" style:family="text">
      <style:text-properties officeooo:rsid="001f85c7"/>
    </style:style>
    <style:style style:name="T11" style:family="text">
      <style:text-properties officeooo:rsid="002045cf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3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4">Identificador</text:p>
          </table:table-cell>
          <table:covered-table-cell/>
          <table:table-cell table:style-name="Tabla1.A1" table:number-columns-spanned="4" office:value-type="string">
            <text:p text:style-name="P4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4">000<text:span text:style-name="T10">69</text:span></text:p>
          </table:table-cell>
          <table:covered-table-cell/>
          <table:table-cell table:style-name="Tabla1.C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4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22"><text:span text:style-name="T11">La clase PlayerImpl sirve para representar un jugador en el juego. Contiene los métodos asociados a guardar los valores del juego. Es directamente usada por Game, la cual es la encargada de gestionar el sentido coherente de los valores almacenados en esta clase.</text:span>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4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4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4">Paso</text:p>
          </table:table-cell>
          <table:table-cell table:style-name="Tabla1.A8" table:number-columns-spanned="2" office:value-type="string">
            <text:p text:style-name="P4">Clase</text:p>
          </table:table-cell>
          <table:covered-table-cell/>
          <table:table-cell table:style-name="Tabla1.A8" office:value-type="string">
            <text:p text:style-name="P4">Método</text:p>
          </table:table-cell>
          <table:table-cell table:style-name="Tabla1.A8" office:value-type="string">
            <text:p text:style-name="P4">Mem.</text:p>
            <text:p text:style-name="P4">Técn.</text:p>
          </table:table-cell>
          <table:table-cell table:style-name="Tabla1.A8" office:value-type="string">
            <text:p text:style-name="P4">IU</text:p>
          </table:table-cell>
        </table:table-row>
        <table:table-row table:style-name="Tabla1.9">
          <table:table-cell table:style-name="Tabla1.C2" office:value-type="string">
            <text:p text:style-name="P9">1</text:p>
          </table:table-cell>
          <table:table-cell table:style-name="Tabla1.C2" table:number-columns-spanned="2" office:value-type="string">
            <text:p text:style-name="P13">PlayerImpl</text:p>
          </table:table-cell>
          <table:covered-table-cell/>
          <table:table-cell table:style-name="Tabla1.C2" office:value-type="string">
            <text:p text:style-name="P10">[<text:span text:style-name="T4">boolean</text:span>] <text:span text:style-name="T3">addActionCard</text:span>(<text:span text:style-name="T4">ac</text:span>: <text:span text:style-name="T4">ActionCard)</text:span></text:p>
          </table:table-cell>
          <table:table-cell table:style-name="Tabla1.E9" office:value-type="float" office:value="1">
            <text:p text:style-name="P9">1</text:p>
          </table:table-cell>
          <table:table-cell table:style-name="Tabla1.C2" office:value-type="string">
            <text:p text:style-name="P14">NO</text:p>
          </table:table-cell>
        </table:table-row>
        <table:table-row table:style-name="Tabla1.10">
          <table:table-cell table:style-name="Tabla1.C2" office:value-type="string">
            <text:p text:style-name="P9">2</text:p>
          </table:table-cell>
          <table:table-cell table:style-name="Tabla1.C2" table:number-columns-spanned="2" office:value-type="string">
            <text:p text:style-name="P13">PlayerImpl</text:p>
          </table:table-cell>
          <table:covered-table-cell/>
          <table:table-cell table:style-name="Tabla1.C2" office:value-type="string">
            <text:p text:style-name="P6"><text:span text:style-name="T2">[</text:span><text:span text:style-name="T4">boolean</text:span><text:span text:style-name="T2">] </text:span><text:span text:style-name="T6">discardActionCard(</text:span><text:span text:style-name="T7">id:</text:span><text:span text:style-name="T6">Integer);</text:span></text:p>
          </table:table-cell>
          <table:table-cell table:style-name="Tabla1.E9" office:value-type="float" office:value="1">
            <text:p text:style-name="P14">1</text:p>
          </table:table-cell>
          <table:table-cell table:style-name="Tabla1.C2" office:value-type="string">
            <text:p text:style-name="P5">NO</text:p>
          </table:table-cell>
        </table:table-row>
        <table:table-row table:style-name="Tabla1.11">
          <table:table-cell table:style-name="Tabla1.E9" office:value-type="float" office:value="3">
            <text:p text:style-name="P14">3</text:p>
          </table:table-cell>
          <table:table-cell table:style-name="Tabla1.C2" table:number-columns-spanned="2" office:value-type="string">
            <text:p text:style-name="P13">PlayerImpl</text:p>
          </table:table-cell>
          <table:covered-table-cell/>
          <table:table-cell table:style-name="Tabla1.C2" office:value-type="string">
            <text:p text:style-name="P6"><text:span text:style-name="T2">[Integer] </text:span><text:span text:style-name="T6">addPerfomanceUsed(</text:span><text:span text:style-name="T7">p:</text:span><text:span text:style-name="T6">Performance);</text:span></text:p>
          </table:table-cell>
          <table:table-cell table:style-name="Tabla1.E9" office:value-type="float" office:value="1">
            <text:p text:style-name="P15">1</text:p>
          </table:table-cell>
          <table:table-cell table:style-name="Tabla1.C2" office:value-type="string">
            <text:p text:style-name="P24">NO</text:p>
          </table:table-cell>
        </table:table-row>
        <table:table-row table:style-name="Tabla1.1">
          <table:table-cell table:style-name="Tabla1.A12" office:value-type="float" office:value="4">
            <text:p text:style-name="P15">4</text:p>
          </table:table-cell>
          <table:table-cell table:style-name="Tabla1.B12" table:number-columns-spanned="2" office:value-type="string">
            <text:p text:style-name="P16">PlayerImpl</text:p>
          </table:table-cell>
          <table:covered-table-cell/>
          <table:table-cell table:style-name="Tabla1.B12" office:value-type="string">
            <text:p text:style-name="P7"><text:span text:style-name="T5">[boolean] </text:span><text:span text:style-name="T7">addTalent(t:List&lt;TalentCard&gt;);</text:span></text:p>
          </table:table-cell>
          <table:table-cell table:style-name="Tabla1.A12" office:value-type="float" office:value="1">
            <text:p text:style-name="P15">1</text:p>
          </table:table-cell>
          <table:table-cell table:style-name="Tabla1.B12" office:value-type="string">
            <text:p text:style-name="P24">NO</text:p>
          </table:table-cell>
        </table:table-row>
        <table:table-row table:style-name="Tabla1.1">
          <table:table-cell table:style-name="Tabla1.A12" office:value-type="float" office:value="5">
            <text:p text:style-name="P17">5</text:p>
          </table:table-cell>
          <table:table-cell table:style-name="Tabla1.B12" table:number-columns-spanned="2" office:value-type="string">
            <text:p text:style-name="P18">PlayerImpl</text:p>
          </table:table-cell>
          <table:covered-table-cell/>
          <table:table-cell table:style-name="Tabla1.B12" office:value-type="string">
            <text:p text:style-name="P8"><text:span text:style-name="T8">[boolean] </text:span><text:span text:style-name="T1">addVictoryPoints(Integer vp);</text:span></text:p>
          </table:table-cell>
          <table:table-cell table:style-name="Tabla1.A12" office:value-type="float" office:value="1">
            <text:p text:style-name="P17">1</text:p>
          </table:table-cell>
          <table:table-cell table:style-name="Tabla1.B12" office:value-type="string">
            <text:p text:style-name="P25">NO</text:p>
          </table:table-cell>
        </table:table-row>
        <table:table-row table:style-name="Tabla1.1">
          <table:table-cell table:style-name="Tabla1.A12" office:value-type="float" office:value="6">
            <text:p text:style-name="P17">6</text:p>
          </table:table-cell>
          <table:table-cell table:style-name="Tabla1.B12" table:number-columns-spanned="2" office:value-type="string">
            <text:p text:style-name="P18">PlayerImpl</text:p>
          </table:table-cell>
          <table:covered-table-cell/>
          <table:table-cell table:style-name="Tabla1.B12" office:value-type="string">
            <text:p text:style-name="P8"><text:span text:style-name="T8">[</text:span><text:span text:style-name="T9">Integer] PVCalculate()</text:span></text:p>
          </table:table-cell>
          <table:table-cell table:style-name="Tabla1.A12" office:value-type="float" office:value="1">
            <text:p text:style-name="P19">1</text:p>
          </table:table-cell>
          <table:table-cell table:style-name="Tabla1.B12" office:value-type="string">
            <text:p text:style-name="P26">NO</text:p>
          </table:table-cell>
        </table:table-row>
        <table:table-row table:style-name="Tabla1.1">
          <table:table-cell table:style-name="Tabla1.A12" office:value-type="float" office:value="7">
            <text:p text:style-name="P19">7</text:p>
          </table:table-cell>
          <table:table-cell table:style-name="Tabla1.B12" table:number-columns-spanned="2" office:value-type="string">
            <text:p text:style-name="P20">PlayerImpl</text:p>
          </table:table-cell>
          <table:covered-table-cell/>
          <table:table-cell table:style-name="Tabla1.B12" office:value-type="string">
            <text:p text:style-name="P20">[Talents] addAditionalTalents()</text:p>
          </table:table-cell>
          <table:table-cell table:style-name="Tabla1.A12" office:value-type="float" office:value="1">
            <text:p text:style-name="P19">1</text:p>
          </table:table-cell>
          <table:table-cell table:style-name="Tabla1.B12" office:value-type="string">
            <text:p text:style-name="P26">NO</text:p>
          </table:table-cell>
        </table:table-row>
        <table:table-row table:style-name="Tabla1.1">
          <table:table-cell table:style-name="Tabla1.A12" office:value-type="float" office:value="8">
            <text:p text:style-name="P19">8</text:p>
          </table:table-cell>
          <table:table-cell table:style-name="Tabla1.B12" table:number-columns-spanned="2" office:value-type="string">
            <text:p text:style-name="P20">PlayerImpl</text:p>
          </table:table-cell>
          <table:covered-table-cell/>
          <table:table-cell table:style-name="Tabla1.B12" office:value-type="string">
            <text:p text:style-name="P20">[Integer] addMoney()</text:p>
          </table:table-cell>
          <table:table-cell table:style-name="Tabla1.A12" office:value-type="float" office:value="1">
            <text:p text:style-name="P19">1</text:p>
          </table:table-cell>
          <table:table-cell table:style-name="Tabla1.B12" office:value-type="string">
            <text:p text:style-name="P26">NO</text:p>
          </table:table-cell>
        </table:table-row>
        <table:table-row table:style-name="Tabla1.17">
          <table:table-cell table:style-name="Tabla1.A3" table:number-columns-spanned="6" office:value-type="string">
            <text:p text:style-name="P4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C2" table:number-columns-spanned="6" office:value-type="string">
            <text:p text:style-name="P10">[<text:span text:style-name="T4">void</text:span>] <text:span text:style-name="T4">runGame</text:span> ();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3" table:number-columns-spanned="6" office:value-type="string">
            <text:p text:style-name="P4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0-12-09T11:24:54</dc:date>
    <meta:generator>OpenOffice.org/3.2$Linux OpenOffice.org_project/320m19$Build-9505</meta:generator>
    <meta:editing-duration>PT02H14M56S</meta:editing-duration>
    <meta:editing-cycles>12</meta:editing-cycles>
    <meta:document-statistic meta:table-count="1" meta:image-count="0" meta:object-count="0" meta:page-count="2" meta:paragraph-count="56" meta:word-count="133" meta:character-count="901"/>
  </office:meta>
</office:document-meta>
</file>